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80000013C6087D439.png" manifest:media-type="image/png"/>
  <manifest:file-entry manifest:full-path="Pictures/1000000100000251000001B091AD583A.png" manifest:media-type="image/png"/>
  <manifest:file-entry manifest:full-path="Pictures/1000000100000240000001B2652954EE.png" manifest:media-type="image/png"/>
  <manifest:file-entry manifest:full-path="Pictures/100000010000036D0000013C592474FB.png" manifest:media-type="image/png"/>
  <manifest:file-entry manifest:full-path="Pictures/1000000100000341000001D68ACC5D07.png" manifest:media-type="image/png"/>
  <manifest:file-entry manifest:full-path="Pictures/10000001000003550000013CDE76384B.png" manifest:media-type="image/png"/>
  <manifest:file-entry manifest:full-path="Pictures/1000000100000341000001D684211A50.png" manifest:media-type="image/png"/>
  <manifest:file-entry manifest:full-path="Pictures/10000001000003710000013C8E3B5B7E.png" manifest:media-type="image/png"/>
  <manifest:file-entry manifest:full-path="Pictures/100000010000034E000001D6476E42BA.png" manifest:media-type="image/png"/>
  <manifest:file-entry manifest:full-path="Pictures/1000000100000341000001D684FD01A9.png" manifest:media-type="image/png"/>
  <manifest:file-entry manifest:full-path="Pictures/100000010000034C0000013CC3F81025.png" manifest:media-type="image/png"/>
  <manifest:file-entry manifest:full-path="Pictures/1000000100000341000001D6C711BD84.png" manifest:media-type="image/png"/>
  <manifest:file-entry manifest:full-path="Pictures/1000000100000341000001D6603290B9.png" manifest:media-type="image/png"/>
  <manifest:file-entry manifest:full-path="Pictures/10000001000003550000013C8FA315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13cm" svg:y="0.854cm" svg:width="8.618cm" svg:height="6.278cm" draw:z-index="0"><draw:image xlink:href="Pictures/1000000100000251000001B091AD583A.png" xlink:type="simple" xlink:show="embed" xlink:actuate="onLoad" draw:mime-type="image/png"/></draw:frame><draw:frame draw:style-name="fr1" draw:name="Image2" text:anchor-type="char" svg:x="9.44cm" svg:y="1.023cm" svg:width="8.248cm" svg:height="6.214cm" draw:z-index="1"><draw:image xlink:href="Pictures/1000000100000240000001B2652954EE.png" xlink:type="simple" xlink:show="embed" xlink:actuate="onLoad" draw:mime-type="image/png"/></draw:frame><draw:frame draw:style-name="fr1" draw:name="Image12" text:anchor-type="char" svg:x="-0.367cm" svg:y="7.281cm" svg:width="9.622cm" svg:height="3.565cm" draw:z-index="11"><draw:image xlink:href="Pictures/10000001000003550000013CDE76384B.png" xlink:type="simple" xlink:show="embed" xlink:actuate="onLoad" draw:mime-type="image/png"/></draw:frame><draw:frame draw:style-name="fr1" draw:name="Image10" text:anchor-type="char" svg:x="-0.706cm" svg:y="11.03cm" svg:width="10.04cm" svg:height="3.6cm" draw:z-index="9"><draw:image xlink:href="Pictures/10000001000003710000013C8E3B5B7E.png" xlink:type="simple" xlink:show="embed" xlink:actuate="onLoad" draw:mime-type="image/png"/></draw:frame><text:tab/><draw:frame draw:style-name="fr1" draw:name="Image9" text:anchor-type="char" svg:x="9.703cm" svg:y="7.666cm" svg:width="8.25cm" svg:height="4.583cm" draw:z-index="8"><draw:image xlink:href="Pictures/100000010000034E000001D6476E42BA.png" xlink:type="simple" xlink:show="embed" xlink:actuate="onLoad" draw:mime-type="image/png"/></draw:frame><text:tab/></text:p>
      <text:p text:style-name="P1"><draw:frame draw:style-name="fr1" draw:name="Image3" text:anchor-type="char" svg:x="0.377cm" svg:y="0.538cm" svg:width="6.385cm" svg:height="3.602cm" draw:z-index="2"><draw:image xlink:href="Pictures/1000000100000341000001D684FD01A9.png" xlink:type="simple" xlink:show="embed" xlink:actuate="onLoad" draw:mime-type="image/png"/></draw:frame><draw:frame draw:style-name="fr1" draw:name="Image4" text:anchor-type="char" svg:x="0.661cm" svg:y="6.188cm" svg:width="6.431cm" svg:height="2.318cm" draw:z-index="3"><draw:image xlink:href="Pictures/100000010000036D0000013C592474FB.png" xlink:type="simple" xlink:show="embed" xlink:actuate="onLoad" draw:mime-type="image/png"/></draw:frame><draw:frame draw:style-name="fr1" draw:name="Image5" text:anchor-type="char" svg:x="7.264cm" svg:y="0.967cm" svg:width="8.341cm" svg:height="3.124cm" draw:z-index="4"><draw:image xlink:href="Pictures/100000010000034C0000013CC3F81025.png" xlink:type="simple" xlink:show="embed" xlink:actuate="onLoad" draw:mime-type="image/png"/></draw:frame><draw:frame draw:style-name="fr1" draw:name="Image6" text:anchor-type="char" svg:x="9.065cm" svg:y="4.56cm" svg:width="6.537cm" svg:height="3.69cm" draw:z-index="5"><draw:image xlink:href="Pictures/1000000100000341000001D6603290B9.png" xlink:type="simple" xlink:show="embed" xlink:actuate="onLoad" draw:mime-type="image/png"/></draw:frame><draw:frame draw:style-name="fr1" draw:name="Image7" text:anchor-type="char" svg:x="-0.263cm" svg:y="11.52cm" svg:width="7.082cm" svg:height="3.997cm" draw:z-index="6"><draw:image xlink:href="Pictures/1000000100000341000001D6C711BD84.png" xlink:type="simple" xlink:show="embed" xlink:actuate="onLoad" draw:mime-type="image/png"/></draw:frame><draw:frame draw:style-name="fr1" draw:name="Image8" text:anchor-type="char" svg:x="7.839cm" svg:y="9.548cm" svg:width="9.758cm" svg:height="3.614cm" draw:z-index="7"><draw:image xlink:href="Pictures/10000001000003550000013C8FA31585.png" xlink:type="simple" xlink:show="embed" xlink:actuate="onLoad" draw:mime-type="image/png"/></draw:frame><draw:frame draw:style-name="fr1" draw:name="Image11" text:anchor-type="char" svg:x="8.618cm" svg:y="14.751cm" svg:width="7.033cm" svg:height="3.969cm" draw:z-index="10"><draw:image xlink:href="Pictures/1000000100000341000001D684211A50.png" xlink:type="simple" xlink:show="embed" xlink:actuate="onLoad" draw:mime-type="image/png"/></draw:frame><draw:frame draw:style-name="fr1" draw:name="Image13" text:anchor-type="char" svg:x="0.318cm" svg:y="16.919cm" svg:width="6.821cm" svg:height="3.849cm" draw:z-index="12"><draw:image xlink:href="Pictures/1000000100000341000001D68ACC5D07.png" xlink:type="simple" xlink:show="embed" xlink:actuate="onLoad" draw:mime-type="image/png"/></draw:frame><draw:frame draw:style-name="fr1" draw:name="Image14" text:anchor-type="char" svg:x="8.474cm" svg:y="20.999cm" svg:width="7.105cm" svg:height="2.623cm" draw:z-index="13"><draw:image xlink:href="Pictures/10000001000003580000013C6087D4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0:59:29.821129142</meta:creation-date>
    <dc:date>2025-10-14T15:37:54.224667608</dc:date>
    <meta:editing-duration>PT4H24M14S</meta:editing-duration>
    <meta:editing-cycles>3</meta:editing-cycles>
    <meta:generator>LibreOffice/25.2.3.2$Linux_X86_64 LibreOffice_project/520$Build-2</meta:generator>
    <meta:document-statistic meta:table-count="0" meta:image-count="14" meta:object-count="0" meta:page-count="2" meta:paragraph-count="1" meta:word-count="0" meta:character-count="2" meta:non-whitespace-character-count="0"/>
  </office:meta>
</office:document-meta>
</file>